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b04300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b04300" officeooo:paragraph-rsid="00b04300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8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b04300"/>
    </style:style>
    <style:style style:name="P9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10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1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2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3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5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6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7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8" style:family="paragraph" style:parent-style-name="Text_20_body">
      <style:text-properties fo:language="ru" fo:country="RU" officeooo:rsid="0023e02e" officeooo:paragraph-rsid="0023e02e"/>
    </style:style>
    <style:style style:name="P19" style:family="paragraph" style:parent-style-name="Text_20_body">
      <style:text-properties fo:language="ru" fo:country="RU" officeooo:rsid="002bc252" officeooo:paragraph-rsid="002bc252"/>
    </style:style>
    <style:style style:name="P20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>
      <style:text-properties fo:language="ru" fo:country="RU" officeooo:rsid="00154200" officeooo:paragraph-rsid="00154200"/>
    </style:style>
    <style:style style:name="P25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6" style:family="paragraph" style:parent-style-name="Table_20_Contents">
      <style:text-properties fo:language="ru" fo:country="RU" officeooo:paragraph-rsid="00cc6e5f"/>
    </style:style>
    <style:style style:name="P27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8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9" style:family="paragraph" style:parent-style-name="GOST_20_Main_20_Body">
      <style:text-properties fo:language="ru" fo:country="RU"/>
    </style:style>
    <style:style style:name="P30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31" style:family="paragraph" style:parent-style-name="GOST_20_Main_20_Body">
      <style:text-properties fo:language="ru" fo:country="RU" officeooo:rsid="0052f44b" officeooo:paragraph-rsid="006d705c"/>
    </style:style>
    <style:style style:name="P32" style:family="paragraph" style:parent-style-name="GOST_20_Main_20_Body">
      <style:text-properties fo:language="ru" fo:country="RU" officeooo:paragraph-rsid="00c0b826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7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8" style:family="paragraph" style:parent-style-name="Text_20_body" style:list-style-name="GOST_20_TR_20_bullets">
      <style:text-properties fo:language="ru" fo:country="RU" officeooo:rsid="002bc252" officeooo:paragraph-rsid="0098c3dd"/>
    </style:style>
    <style:style style:name="P39" style:family="paragraph" style:parent-style-name="Text_20_body" style:list-style-name="GOST_20_TR_20_bullets">
      <style:text-properties fo:language="ru" fo:country="RU" officeooo:rsid="00bd132f" officeooo:paragraph-rsid="0098c3dd"/>
    </style:style>
    <style:style style:name="P40" style:family="paragraph" style:parent-style-name="GOST_20_Main_20_Body" style:list-style-name="GOST_20_TR_20_main_20_body"/>
    <style:style style:name="P41" style:family="paragraph" style:parent-style-name="GOST_20_Main_20_Body" style:list-style-name="GOST_20_TR_20_main_20_body">
      <style:text-properties fo:language="ru" fo:country="RU"/>
    </style:style>
    <style:style style:name="P42" style:family="paragraph" style:parent-style-name="GOST_20_Main_20_Body" style:list-style-name="GOST_20_TR_20_main_20_body">
      <style:text-properties fo:language="ru" fo:country="RU" officeooo:paragraph-rsid="0072d0a4"/>
    </style:style>
    <style:style style:name="P43" style:family="paragraph" style:parent-style-name="GOST_20_Main_20_Body" style:list-style-name="GOST_20_TR_20_bullets">
      <style:text-properties fo:language="ru" fo:country="RU"/>
    </style:style>
    <style:style style:name="P44" style:family="paragraph" style:parent-style-name="GOST_20_Main_20_Body" style:list-style-name="GOST_20_TR_20_bullets">
      <style:text-properties fo:language="ru" fo:country="RU" officeooo:paragraph-rsid="009cd458"/>
    </style:style>
    <style:style style:name="P45" style:family="paragraph" style:parent-style-name="GOST_20_Main_20_Body" style:list-style-name="GOST_20_TR_20_main_20_body">
      <style:text-properties fo:language="ru" fo:country="RU" officeooo:rsid="00bdbf2f" officeooo:paragraph-rsid="005ac86b"/>
    </style:style>
    <style:style style:name="P46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7" style:family="paragraph" style:parent-style-name="GOST_20_Main_20_Body" style:list-style-name="GOST_20_TR_20_bullets">
      <style:text-properties fo:language="ru" fo:country="RU" officeooo:rsid="005a0d11" officeooo:paragraph-rsid="005a0d11"/>
    </style:style>
    <style:style style:name="P48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49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50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51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52" style:family="paragraph" style:parent-style-name="GOST_20_Main_20_Body" style:list-style-name="GOST_20_TR_20_main_20_body">
      <style:text-properties fo:language="ru" fo:country="RU" officeooo:rsid="00429f98" officeooo:paragraph-rsid="00429f98"/>
    </style:style>
    <style:style style:name="P53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4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5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6" style:family="paragraph" style:parent-style-name="GOST_20_Main_20_Body" style:list-style-name="GOST_20_TR_20_main_20_body">
      <style:text-properties fo:language="ru" fo:country="RU" officeooo:rsid="00c0b826" officeooo:paragraph-rsid="00c0b826"/>
    </style:style>
    <style:style style:name="P57" style:family="paragraph" style:parent-style-name="GOST_20_Main_20_Body" style:list-style-name="GOST_20_TR_20_main_20_body">
      <style:text-properties fo:language="ru" fo:country="RU" officeooo:rsid="00c24fd1" officeooo:paragraph-rsid="00c24fd1"/>
    </style:style>
    <style:style style:name="P58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9" style:family="paragraph" style:parent-style-name="GOST_20_Main_20_Body" style:list-style-name="GOST_20_TR_20_main_20_body">
      <style:text-properties fo:language="ru" fo:country="RU" officeooo:rsid="0052f44b" officeooo:paragraph-rsid="00db60e5"/>
    </style:style>
    <style:style style:name="P60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61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62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63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4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5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66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67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68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9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70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71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72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73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74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5" style:family="paragraph" style:parent-style-name="GOST_20_Main_20_Body" style:list-style-name="GOST_20_TR_20_bullets">
      <style:text-properties fo:font-size="12pt" fo:language="ru" fo:country="RU" officeooo:rsid="00bcf829" officeooo:paragraph-rsid="00bcf829" style:font-size-asian="12pt" style:font-size-complex="12pt"/>
    </style:style>
    <style:style style:name="P76" style:family="paragraph" style:parent-style-name="GOST_20_Main_20_Body" style:list-style-name="GOST_20_TR_20_bullets">
      <style:text-properties fo:font-size="12pt" fo:language="ru" fo:country="RU" officeooo:rsid="00c5a820" officeooo:paragraph-rsid="00c5a820" style:font-size-asian="12pt" style:font-size-complex="12pt"/>
    </style:style>
    <style:style style:name="P77" style:family="paragraph" style:parent-style-name="GOST_20_Main_20_Body" style:list-style-name="GOST_20_TR_20_bullets">
      <style:text-properties fo:font-size="12pt" fo:language="ru" fo:country="RU" officeooo:rsid="00d7fc5c" officeooo:paragraph-rsid="00d7fc5c" style:font-size-asian="12pt" style:font-size-complex="12pt"/>
    </style:style>
    <style:style style:name="P78" style:family="paragraph" style:parent-style-name="GOST_20_TR_20_Heading_20_1">
      <style:paragraph-properties fo:break-before="page"/>
      <style:text-properties fo:language="ru" fo:country="RU"/>
    </style:style>
    <style:style style:name="P79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80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81" style:family="paragraph" style:parent-style-name="GOST_20_TR_20_Heading_20_1" style:list-style-name="GOST_20_TR_20_main_20_body">
      <style:paragraph-properties fo:break-before="page"/>
      <style:text-properties officeooo:paragraph-rsid="009f8dd2"/>
    </style:style>
    <style:style style:name="P82" style:family="paragraph" style:parent-style-name="GOST_20_TR_20_Heading_20_2" style:list-style-name="GOST_20_TR_20_main_20_body"/>
    <style:style style:name="P83" style:family="paragraph" style:parent-style-name="GOST_20_TR_20_Heading_20_2">
      <style:text-properties fo:language="ru" fo:country="RU"/>
    </style:style>
    <style:style style:name="P84" style:family="paragraph" style:parent-style-name="GOST_20_TR_20_Heading_20_2" style:list-style-name="GOST_20_TR_20_main_20_body">
      <style:text-properties fo:language="ru" fo:country="RU"/>
    </style:style>
    <style:style style:name="P85" style:family="paragraph" style:parent-style-name="GOST_20_TR_20_Heading_20_2">
      <style:text-properties fo:language="ru" fo:country="RU" officeooo:paragraph-rsid="004e0081"/>
    </style:style>
    <style:style style:name="P86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e02e"/>
    </style:style>
    <style:style style:name="T4" style:family="text">
      <style:text-properties style:font-name="DejaVu Serif" officeooo:rsid="0036d3e1"/>
    </style:style>
    <style:style style:name="T5" style:family="text">
      <style:text-properties style:font-name="DejaVu Serif" officeooo:rsid="00403ae0"/>
    </style:style>
    <style:style style:name="T6" style:family="text">
      <style:text-properties style:font-name="DejaVu Serif" officeooo:rsid="003f894f"/>
    </style:style>
    <style:style style:name="T7" style:family="text">
      <style:text-properties officeooo:rsid="002f3586"/>
    </style:style>
    <style:style style:name="T8" style:family="text">
      <style:text-properties officeooo:rsid="0031bb4b"/>
    </style:style>
    <style:style style:name="T9" style:family="text">
      <style:text-properties officeooo:rsid="0039963f"/>
    </style:style>
    <style:style style:name="T10" style:family="text">
      <style:text-properties officeooo:rsid="003a6116"/>
    </style:style>
    <style:style style:name="T11" style:family="text">
      <style:text-properties officeooo:rsid="003b4ff2"/>
    </style:style>
    <style:style style:name="T12" style:family="text">
      <style:text-properties officeooo:rsid="003c75af"/>
    </style:style>
    <style:style style:name="T13" style:family="text">
      <style:text-properties officeooo:rsid="00457d9c"/>
    </style:style>
    <style:style style:name="T14" style:family="text">
      <style:text-properties officeooo:rsid="0052141b"/>
    </style:style>
    <style:style style:name="T15" style:family="text">
      <style:text-properties officeooo:rsid="0052c13d"/>
    </style:style>
    <style:style style:name="T16" style:family="text">
      <style:text-properties officeooo:rsid="005b14a6"/>
    </style:style>
    <style:style style:name="T17" style:family="text">
      <style:text-properties officeooo:rsid="0061ba24"/>
    </style:style>
    <style:style style:name="T18" style:family="text">
      <style:text-properties officeooo:rsid="006347be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officeooo:rsid="006d0049"/>
    </style:style>
    <style:style style:name="T21" style:family="text">
      <style:text-properties officeooo:rsid="006d705c"/>
    </style:style>
    <style:style style:name="T22" style:family="text">
      <style:text-properties officeooo:rsid="006e2186"/>
    </style:style>
    <style:style style:name="T23" style:family="text">
      <style:text-properties officeooo:rsid="006eb9dc"/>
    </style:style>
    <style:style style:name="T24" style:family="text">
      <style:text-properties officeooo:rsid="007818e1"/>
    </style:style>
    <style:style style:name="T25" style:family="text">
      <style:text-properties officeooo:rsid="00790875"/>
    </style:style>
    <style:style style:name="T26" style:family="text">
      <style:text-properties officeooo:rsid="00790e71"/>
    </style:style>
    <style:style style:name="T27" style:family="text">
      <style:text-properties officeooo:rsid="007c3d16"/>
    </style:style>
    <style:style style:name="T28" style:family="text">
      <style:text-properties officeooo:rsid="007dd7cd"/>
    </style:style>
    <style:style style:name="T29" style:family="text">
      <style:text-properties officeooo:rsid="007e872c"/>
    </style:style>
    <style:style style:name="T30" style:family="text">
      <style:text-properties officeooo:rsid="00837f5c"/>
    </style:style>
    <style:style style:name="T31" style:family="text">
      <style:text-properties officeooo:rsid="0084ab51"/>
    </style:style>
    <style:style style:name="T32" style:family="text">
      <style:text-properties officeooo:rsid="0087469c"/>
    </style:style>
    <style:style style:name="T33" style:family="text">
      <style:text-properties officeooo:rsid="0094f722"/>
    </style:style>
    <style:style style:name="T34" style:family="text">
      <style:text-properties officeooo:rsid="00bd132f"/>
    </style:style>
    <style:style style:name="T35" style:family="text">
      <style:text-properties officeooo:rsid="009cd458"/>
    </style:style>
    <style:style style:name="T36" style:family="text">
      <style:text-properties officeooo:rsid="00aa5627"/>
    </style:style>
    <style:style style:name="T37" style:family="text">
      <style:text-properties officeooo:rsid="008e2aae"/>
    </style:style>
    <style:style style:name="T38" style:family="text">
      <style:text-properties officeooo:rsid="00cb99d2"/>
    </style:style>
    <style:style style:name="T39" style:family="text">
      <style:text-properties officeooo:rsid="008c9e4a"/>
    </style:style>
    <style:style style:name="T40" style:family="text">
      <style:text-properties officeooo:rsid="00b2060a"/>
    </style:style>
    <style:style style:name="T41" style:family="text">
      <style:text-properties officeooo:rsid="00b39c22"/>
    </style:style>
    <style:style style:name="T42" style:family="text">
      <style:text-properties officeooo:rsid="00b43310"/>
    </style:style>
    <style:style style:name="T43" style:family="text">
      <style:text-properties officeooo:rsid="00b63ff0"/>
    </style:style>
    <style:style style:name="T44" style:family="text">
      <style:text-properties officeooo:rsid="00b72221"/>
    </style:style>
    <style:style style:name="T45" style:family="text">
      <style:text-properties officeooo:rsid="00b83375"/>
    </style:style>
    <style:style style:name="T46" style:family="text">
      <style:text-properties officeooo:rsid="00b94606"/>
    </style:style>
    <style:style style:name="T47" style:family="text">
      <style:text-properties officeooo:rsid="00ba96f5"/>
    </style:style>
    <style:style style:name="T48" style:family="text">
      <style:text-properties officeooo:rsid="00bb9a04"/>
    </style:style>
    <style:style style:name="T49" style:family="text">
      <style:text-properties officeooo:rsid="00bdbf2f"/>
    </style:style>
    <style:style style:name="T50" style:family="text">
      <style:text-properties officeooo:rsid="00bf172c"/>
    </style:style>
    <style:style style:name="T51" style:family="text">
      <style:text-properties officeooo:rsid="00c07999"/>
    </style:style>
    <style:style style:name="T52" style:family="text">
      <style:text-properties officeooo:rsid="00c0b826"/>
    </style:style>
    <style:style style:name="T53" style:family="text">
      <style:text-properties officeooo:rsid="00ce4da9"/>
    </style:style>
    <style:style style:name="T54" style:family="text">
      <style:text-properties officeooo:rsid="00d4b8f5"/>
    </style:style>
    <style:style style:name="T55" style:family="text">
      <style:text-properties officeooo:rsid="00d86f72"/>
    </style:style>
    <style:style style:name="T56" style:family="text">
      <style:text-properties officeooo:rsid="00da6d8a"/>
    </style:style>
    <style:style style:name="T57" style:family="text">
      <style:text-properties officeooo:rsid="00db4184"/>
    </style:style>
    <style:style style:name="T58" style:family="text">
      <style:text-properties officeooo:rsid="00dc5286"/>
    </style:style>
    <style:style style:name="T59" style:family="text">
      <style:text-properties officeooo:rsid="00dd8f9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21">УТВЕРЖДАЮ</text:p>
          </table:table-cell>
        </table:table-row>
        <table:table-row>
          <table:table-cell table:style-name="Table1.A2" office:value-type="string">
            <text:p text:style-name="P14">____________________________________</text:p>
          </table:table-cell>
          <table:table-cell table:style-name="Table1.A2" office:value-type="string">
            <text:p text:style-name="P14">____________________________________</text:p>
          </table:table-cell>
        </table:table-row>
        <table:table-row>
          <table:table-cell table:style-name="Table1.A1" office:value-type="string">
            <text:p text:style-name="P22">должность, головной исполнитель ОКР</text:p>
          </table:table-cell>
          <table:table-cell table:style-name="Table1.A1" office:value-type="string">
            <text:p text:style-name="P22">должность, заказчик</text:p>
          </table:table-cell>
        </table:table-row>
        <table:table-row>
          <table:table-cell table:style-name="Table1.A2" office:value-type="string">
            <text:p text:style-name="P15">____________________________________</text:p>
          </table:table-cell>
          <table:table-cell table:style-name="Table1.A2" office:value-type="string">
            <text:p text:style-name="P14">____________________________________</text:p>
          </table:table-cell>
        </table:table-row>
        <table:table-row>
          <table:table-cell table:style-name="Table1.A1" office:value-type="string">
            <text:p text:style-name="P22">подпись, инициалы, фамилия</text:p>
          </table:table-cell>
          <table:table-cell table:style-name="Table1.A1" office:value-type="string">
            <text:p text:style-name="P22">подпись, инициалы, фамилия</text:p>
          </table:table-cell>
        </table:table-row>
        <table:table-row>
          <table:table-cell table:style-name="Table1.A6" office:value-type="string">
            <text:p text:style-name="P11">«___»____________________ 20___г.</text:p>
          </table:table-cell>
          <table:table-cell table:style-name="Table1.A6" office:value-type="string">
            <text:p text:style-name="P12">«___»____________________ 20___г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ТЕХНИЧЕСКОЕ ЗАДАНИЕ <text:line-break/>НА <text:span text:style-name="T38">СОСТАВНУЮ ЧАСТЬ </text:span>ОПЫТНО-КОНСТРУКТОРСК<text:span text:style-name="T39">ОЙ</text:span> РАБОТ<text:span text:style-name="T39">Ы</text:span></text:p>
      <text:p text:style-name="P8"/>
      <text:p text:style-name="P4">НАЗЕМНАЯ СТАНЦИЯ "БОМБИДАРИЙ"</text:p>
      <text:p text:style-name="P3"/>
      <text:p text:style-name="P8">СЗ-1<text:span text:style-name="T37">-БОМБ</text:span></text:p>
      <text:p text:style-name="P7"/>
      <text:p text:style-name="P2">ШМЕЛЬ</text:p>
      <text:p text:style-name="P2"/>
      <text:p text:style-name="P2">СЗ-1</text:p>
      <text:p text:style-name="P9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Содержание</text:p>
          </text:index-title>
          <text:p text:style-name="P35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35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35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4"><text:a xlink:type="simple" xlink:href="#__RefHeading___Toc984_1566413351" text:style-name="Index_20_Link" text:visited-style-name="Index_20_Link"><text:s/>3.1 <text:s/>Состав изделия:<text:tab/>5</text:a></text:p>
          <text:p text:style-name="P34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34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34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4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4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4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4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4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35"><text:a xlink:type="simple" xlink:href="#__RefHeading___Toc1006_1566413351" text:style-name="Index_20_Link" text:visited-style-name="Index_20_Link"><text:s/>4 <text:s/>Технико-экономические требования<text:tab/>9</text:a></text:p>
          <text:p text:style-name="P35"><text:a xlink:type="simple" xlink:href="#__RefHeading___Toc1010_1566413351" text:style-name="Index_20_Link" text:visited-style-name="Index_20_Link"><text:s/>5 <text:s/>Требования к обеспечению.<text:tab/>10</text:a></text:p>
          <text:p text:style-name="P35"><text:a xlink:type="simple" xlink:href="#__RefHeading___Toc1014_1566413351" text:style-name="Index_20_Link" text:visited-style-name="Index_20_Link"><text:s/>6 <text:s/>Требования к консервации, упаковке и маркировке<text:tab/>11</text:a></text:p>
          <text:p text:style-name="P35"><text:a xlink:type="simple" xlink:href="#__RefHeading___Toc1016_1566413351" text:style-name="Index_20_Link" text:visited-style-name="Index_20_Link"><text:s/>7 <text:s/>Требования к учебно-тренировочным средствам.<text:tab/>12</text:a></text:p>
          <text:p text:style-name="P35"><text:a xlink:type="simple" xlink:href="#__RefHeading___Toc1020_1566413351" text:style-name="Index_20_Link" text:visited-style-name="Index_20_Link"><text:s/>8 <text:s/>Этапы выполнения ОКР<text:tab/>13</text:a></text:p>
          <text:p text:style-name="P35"><text:a xlink:type="simple" xlink:href="#__RefHeading___Toc1022_1566413351" text:style-name="Index_20_Link" text:visited-style-name="Index_20_Link"><text:s/>9 <text:s/>Порядок выполнения этапов и приёмки ОКР.<text:tab/>14</text:a></text:p>
          <text:p text:style-name="P35"><text:a xlink:type="simple" xlink:href="#__RefHeading___Toc2485_4294578340" text:style-name="Index_20_Link" text:visited-style-name="Index_20_Link"><text:s/>10 <text:s/>Непредоставляемые требования.<text:tab/>16</text:a></text:p>
          <text:p text:style-name="P35"><text:a xlink:type="simple" xlink:href="#__RefHeading___Toc1024_1566413351" text:style-name="Index_20_Link" text:visited-style-name="Index_20_Link"><text:s/>11 <text:s/>Ссылочные документы<text:tab/>17</text:a></text:p>
          <text:p text:style-name="P35"><text:a xlink:type="simple" xlink:href="#__RefHeading___Toc1026_1566413351" text:style-name="Index_20_Link" text:visited-style-name="Index_20_Link"><text:s/>12 <text:s/>Перечень сокращений:<text:tab/>18</text:a></text:p>
        </text:index-body>
      </text:table-of-content>
      <text:p text:style-name="GOST_20_Main_20_Body"/>
      <text:list xml:id="list4207607668" text:style-name="GOST_20_TR_20_main_20_body">
        <text:list-item>
          <text:h text:style-name="P79" text:outline-level="1"><text:bookmark-start text:name="__RefHeading___Toc978_1566413351"/><text:span text:style-name="T1">Н</text:span>аименование, шифр<text:span text:style-name="T40"> СЧ</text:span> ОКР, основание, исполнитель и сроки выполнения <text:span text:style-name="T41">СЧ </text:span>ОКР<text:bookmark-end text:name="__RefHeading___Toc978_1566413351"/></text:h>
          <text:list>
            <text:list-item>
              <text:p text:style-name="P41">Разрабатываемая <text:span text:style-name="T42">наземная станция, входящая в состав стратосферной исследовательской системы </text:span>"ШМЕЛЬ"<text:span text:style-name="T42"> именуется "Бомбидарий"</text:span>.</text:p>
            </text:list-item>
            <text:list-item>
              <text:p text:style-name="P41">Шиф<text:span text:style-name="T13">р</text:span> <text:span text:style-name="T44">СЧ </text:span>ОКР: "СЗ-1<text:span text:style-name="T43">-БОМБ</text:span>".</text:p>
            </text:list-item>
            <text:list-item>
              <text:p text:style-name="P41">Основания для проведения <text:span text:style-name="T45">СЧ </text:span>ОКР<text:span text:style-name="T20">.</text:span></text:p>
            </text:list-item>
          </text:list>
        </text:list-item>
      </text:list>
      <text:list xml:id="list1268721027" text:style-name="GOST_20_TR_20_bullets">
        <text:list-item>
          <text:list>
            <text:list-item>
              <text:list>
                <text:list-item>
                  <text:p text:style-name="P43">положения конкурса "Воздушно-инженерная школа CanSat в России.</text:p>
                </text:list-item>
                <text:list-item>
                  <text:p text:style-name="P43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3222673042342" text:continue-list="list4207607668" text:style-name="GOST_20_TR_20_main_20_body">
        <text:list-item>
          <text:list>
            <text:list-item>
              <text:p text:style-name="P41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41">Сроки выполнения <text:span text:style-name="T57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9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№</text:p>
          </table:table-cell>
          <table:table-cell table:style-name="Таблица1.A1" office:value-type="string">
            <text:p text:style-name="P24">Наименования этапа</text:p>
          </table:table-cell>
          <table:table-cell table:style-name="Таблица1.C1" office:value-type="string">
            <text:p text:style-name="P24">Срок окончания</text:p>
          </table:table-cell>
        </table:table-row>
        <table:table-row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Разработка эскизного проекта</text:p>
          </table:table-cell>
          <table:table-cell table:style-name="Таблица1.C2" office:value-type="string">
            <text:p text:style-name="P24">Январь 2019</text:p>
          </table:table-cell>
        </table:table-row>
        <table:table-row>
          <table:table-cell table:style-name="Таблица1.A2" office:value-type="string">
            <text:p text:style-name="P24">2</text:p>
          </table:table-cell>
          <table:table-cell table:style-name="Таблица1.A2" office:value-type="string">
            <text:p text:style-name="P24">Разработка рабочего проекта</text:p>
          </table:table-cell>
          <table:table-cell table:style-name="Таблица1.C2" office:value-type="string">
            <text:p text:style-name="P24">Март 2019</text:p>
          </table:table-cell>
        </table:table-row>
        <table:table-row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4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4">Июнь 2019</text:p>
          </table:table-cell>
        </table:table-row>
      </table:table>
      <text:p text:style-name="P20"/>
      <text:list xml:id="list3222883443424" text:continue-numbering="true" text:style-name="GOST_20_TR_20_main_20_body">
        <text:list-item>
          <text:h text:style-name="P78" text:outline-level="1"><text:bookmark-start text:name="__RefHeading___Toc980_1566413351"/>Цель выполнения <text:span text:style-name="T46">СЧ </text:span>ОКР, наименование и индекс изделия<text:bookmark-end text:name="__RefHeading___Toc980_1566413351"/></text:h>
          <text:list>
            <text:list-item>
              <text:p text:style-name="P41">Целью <text:span text:style-name="T47">составной части </text:span>опытно-конструкторской работы (<text:span text:style-name="T47">СЧ </text:span>ОКР) является разработка <text:span text:style-name="T48">наземной приёмной станции в составе </text:span>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41">Наименование изделия: <text:span text:style-name="T50">Наземная приёмная станция</text:span> <text:span text:style-name="T50">стратосферной </text:span>исследовательск<text:span text:style-name="T50">ой</text:span> система "Шмель". Далее "<text:span text:style-name="T50">Бомбидарий</text:span>"<text:span text:style-name="T50">, наземный измерительный пункт или приёмная станция</text:span>.</text:p>
            </text:list-item>
            <text:list-item>
              <text:p text:style-name="P41">Индекс изделия: 1.</text:p>
            </text:list-item>
          </text:list>
        </text:list-item>
        <text:list-item>
          <text:h text:style-name="P79" text:outline-level="1"><text:bookmark-start text:name="__RefHeading___Toc982_1566413351"/><text:span text:style-name="T17">Технические</text:span> требования<text:span text:style-name="T18"> к изделию.</text:span><text:bookmark-end text:name="__RefHeading___Toc982_1566413351"/></text:h>
          <text:list>
            <text:list-item>
              <text:h text:style-name="P84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3223790602433" text:continue-list="list1268721027" text:style-name="GOST_20_TR_20_bullets">
        <text:list-item>
          <text:list>
            <text:list-item>
              <text:list>
                <text:list-item>
                  <text:p text:style-name="P43">наземный измерительный пункт (НИП), осуществляющий приём и обработку данных, поступающих от стратостата;</text:p>
                </text:list-item>
              </text:list>
            </text:list-item>
          </text:list>
        </text:list-item>
      </text:list>
      <text:list xml:id="list3222546775067" text:continue-list="list3222883443424" text:style-name="GOST_20_TR_20_main_20_body">
        <text:list-item>
          <text:list>
            <text:list-item>
              <text:h text:style-name="P84" text:outline-level="2"><text:bookmark-start text:name="__RefHeading___Toc986_1566413351"/>Требования назначения<text:span text:style-name="T54">.</text:span><text:bookmark-end text:name="__RefHeading___Toc986_1566413351"/></text:h>
              <text:list>
                <text:list-item>
                  <text:p text:style-name="P74"><text:span text:style-name="T3">Разрабатываемая наземная станция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3224512476815" text:continue-list="list322379060243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5">приём телеметрической информации, передаваемой стратосферным зондом в реальном времени;</text:p>
                    </text:list-item>
                    <text:list-item>
                      <text:p text:style-name="P76">накопление принятой телеметрической информации на внутреннем накопителе;</text:p>
                    </text:list-item>
                    <text:list-item>
                      <text:p text:style-name="P76">передача полученной по радиоканалу телеметрической информации ноутбуку оператора в реальном или близком к реальному времени<text:span text:style-name="T56">;</text:span></text:p>
                    </text:list-item>
                    <text:list-item>
                      <text:p text:style-name="P77">передача телеметрической информации на ноутбук оператора должна осуществляться при помощи протоколов TCP или UDP<text:span text:style-name="T55"> поверх IP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24504038194" text:continue-list="list3222546775067" text:style-name="GOST_20_TR_20_main_20_body">
        <text:list-item>
          <text:list>
            <text:list-item>
              <text:h text:style-name="P83" text:outline-level="2"><text:bookmark-start text:name="__RefHeading___Toc988_1566413351"/>Требования радиоэлектронной защиты<text:span text:style-name="T54">.</text:span><text:bookmark-end text:name="__RefHeading___Toc988_1566413351"/></text:h>
              <text:list>
                <text:list-item>
                  <text:p text:style-name="P41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84" text:outline-level="2"><text:bookmark-start text:name="__RefHeading___Toc990_1566413351"/>Требования живучести и стойкости к внешним воздействующим факторам<text:span text:style-name="T7">.</text:span><text:bookmark-end text:name="__RefHeading___Toc990_1566413351"/></text:h>
              <text:list>
                <text:list-item>
                  <text:p text:style-name="P41">Требования к имитозащищенности</text:p>
                  <text:list>
                    <text:list-item>
                      <text:p text:style-name="P45">Наземная станция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3223056468336" text:continue-list="list3224512476815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3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7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224024940299" text:continue-list="list3224504038194" text:style-name="GOST_20_TR_20_main_20_body">
        <text:list-item>
          <text:list>
            <text:list-item>
              <text:list>
                <text:list-item>
                  <text:p text:style-name="P46">К наземному измерительному пункту предоставляются следующие требования<text:span text:style-name="T49"> климатической устойчивости</text:span>:</text:p>
                </text:list-item>
              </text:list>
            </text:list-item>
          </text:list>
        </text:list-item>
      </text:list>
      <text:list xml:id="list3224263803332" text:continue-list="list322305646833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7"><text:soft-page-break/>НИП должен функционировать в диапазоне температур от 0 °C до 85 °C при нормальном атмосферном давлении</text:p>
                    </text:list-item>
                  </text:list>
                </text:list-item>
              </text:list>
            </text:list-item>
          </text:list>
        </text:list-item>
      </text:list>
      <text:list xml:id="list3222627475768" text:continue-list="list3224024940299" text:style-name="GOST_20_TR_20_main_20_body">
        <text:list-item>
          <text:list>
            <text:list-item>
              <text:list>
                <text:list-item>
                  <text:p text:style-name="P46">Требования надёжности<text:span text:style-name="T36"> не предоставляются.</text:span></text:p>
                </text:list-item>
              </text:list>
            </text:list-item>
          </text:list>
        </text:list-item>
      </text:list>
      <text:p text:style-name="P30"/>
      <text:list xml:id="list3223273311923" text:continue-numbering="true" text:style-name="GOST_20_TR_20_main_20_body">
        <text:list-item>
          <text:list>
            <text:list-item>
              <text:h text:style-name="P86" text:outline-level="2"><text:bookmark-start text:name="__RefHeading___Toc992_1566413351"/>Требования эргономики, обитаемости и технической эстетики<text:span text:style-name="T16">.</text:span><text:bookmark-end text:name="__RefHeading___Toc992_1566413351"/></text:h>
              <text:list>
                <text:list-item>
                  <text:p text:style-name="P48">Требования не предоставляются.</text:p>
                </text:list-item>
              </text:list>
            </text:list-item>
            <text:list-item>
              <text:h text:style-name="P84" text:outline-level="2"><text:bookmark-start text:name="__RefHeading___Toc994_1566413351"/>Требования к эксплуатации, хранению, удобству технического обслуживания и ремонта<text:span text:style-name="T8">.</text:span><text:bookmark-end text:name="__RefHeading___Toc994_1566413351"/></text:h>
              <text:list>
                <text:list-item>
                  <text:p text:style-name="P49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3224375893192" text:continue-list="list322426380333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3">система должна приводиться в готовность не дольше 1 часа;</text:p>
                    </text:list-item>
                    <text:list-item>
                      <text:p text:style-name="P43"><text:span text:style-name="T9">элементы системы</text:span> долж<text:span text:style-name="T9">ны </text:span>быть разборным<text:span text:style-name="T9">и</text:span> и предусматривать возможность многократной неразрушающей разборки и последующей сборки<text:span text:style-name="T9"> в целях проведения локальных ремонтных работ</text:span><text:span text:style-name="T4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22669124783" text:continue-list="list3223273311923" text:style-name="GOST_20_TR_20_main_20_body">
        <text:list-item>
          <text:list>
            <text:list-item>
              <text:h text:style-name="P83" text:outline-level="2"><text:bookmark-start text:name="__RefHeading___Toc996_1566413351"/>Требовани<text:span text:style-name="T10">я</text:span> к транспортабельности<text:span text:style-name="T11">.</text:span><text:bookmark-end text:name="__RefHeading___Toc996_1566413351"/></text:h>
              <text:list>
                <text:list-item>
                  <text:p text:style-name="P50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3223090105733" text:continue-list="list322437589319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3">элементы системы должны быть транспортабельны при помощи рюкзак<text:span text:style-name="T12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23013164691" text:continue-list="list3222669124783" text:style-name="GOST_20_TR_20_main_20_body">
        <text:list-item>
          <text:list>
            <text:list-item>
              <text:h text:style-name="P84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51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3223924425453" text:continue-list="list322309010573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3"><text:span text:style-name="T6">элементы системы не должны предоставлять </text:span><text:span text:style-name="T5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43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4">конструкция элементов системы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3222476983883" text:continue-list="list3223013164691" text:style-name="GOST_20_TR_20_main_20_body">
        <text:list-item>
          <text:list>
            <text:list-item>
              <text:h text:style-name="P85" text:outline-level="2"><text:bookmark-start text:name="__RefHeading___Toc1000_1566413351"/><text:soft-page-break/>Требования стандартизации<text:span text:style-name="T53">.</text:span><text:bookmark-end text:name="__RefHeading___Toc1000_1566413351"/></text:h>
              <text:list>
                <text:list-item>
                  <text:p text:style-name="P52">Наземный измерительный пункт должен обеспечивать приём телеметрии с других зондов, использующих аналогичную радиоаппаратуру.</text:p>
                </text:list-item>
              </text:list>
            </text:list-item>
            <text:list-item>
              <text:h text:style-name="P82" text:outline-level="2">Требования технологичности<text:span text:style-name="T35">.</text:span></text:h>
              <text:list>
                <text:list-item>
                  <text:p text:style-name="P40">Требования технологичности не предоставляются.</text:p>
                </text:list-item>
              </text:list>
            </text:list-item>
            <text:list-item>
              <text:h text:style-name="P82" text:outline-level="2">Конструктивные требования<text:span text:style-name="T35">.</text:span></text:h>
              <text:list>
                <text:list-item>
                  <text:p text:style-name="P40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79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53">Требования к нормативно-техническому обеспечению<text:span text:style-name="T23">.</text:span></text:p>
              <text:list>
                <text:list-item>
                  <text:p text:style-name="P54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53">Требования к метрологическому обеспечению<text:span text:style-name="T33"> не предоставляются.</text:span></text:p>
            </text:list-item>
            <text:list-item>
              <text:p text:style-name="P53">Требования к диагностическому обеспечению<text:span text:style-name="T33"> не предоставляются</text:span>.</text:p>
            </text:list-item>
            <text:list-item>
              <text:p text:style-name="P55">Требования к математическому, программному и информационно-лингвистическому обеспечению<text:span text:style-name="T52">.</text:span></text:p>
              <text:list>
                <text:list-item>
                  <text:p text:style-name="P56">Вся принятая телеметрия должна сохраняться на внутренний накопитель информации приёмной станции.</text:p>
                </text:list-item>
              </text:list>
            </text:list-item>
          </text:list>
        </text:list-item>
      </text:list>
      <text:p text:style-name="P32"/>
      <text:list xml:id="list3223569420547" text:continue-numbering="true" text:style-name="GOST_20_TR_20_main_20_body">
        <text:list-item>
          <text:h text:style-name="P78" text:outline-level="1"><text:bookmark-start text:name="__RefHeading___Toc1014_1566413351"/>Требования к консервации<text:span text:style-name="T14">,</text:span> упаковке и марк<text:span text:style-name="T22">и</text:span>ровке<text:bookmark-end text:name="__RefHeading___Toc1014_1566413351"/></text:h>
          <text:list>
            <text:list-item>
              <text:p text:style-name="P57">Для элементов системы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</text:list>
        </text:list-item>
        <text:list-item>
          <text:h text:style-name="P80" text:outline-level="1"><text:bookmark-start text:name="__RefHeading___Toc1016_1566413351"/>Требования к учебно-<text:span text:style-name="T15">тренировочным</text:span> средствам.<text:bookmark-end text:name="__RefHeading___Toc1016_1566413351"/></text:h>
          <text:list>
            <text:list-item>
              <text:p text:style-name="P58">При разработке системы требуется создание автономных стендов для отработки отдельных узлов там, где это возможно.</text:p>
            </text:list-item>
            <text:list-item>
              <text:p text:style-name="P42"/>
            </text:list-item>
          </text:list>
        </text:list-item>
        <text:list-item>
          <text:h text:style-name="P79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59"><text:span text:style-name="T21">Выполнение ОКР разделено на несколько этапов согласно таблице </text:span><text:span text:style-name="T21"><text:sequence-ref text:reference-format="value" text:ref-name="reftable_id1">2</text:sequence-ref></text:span><text:span text:style-name="T21">. Подобное разделение основано на регламенте регламенте чемпионата "Воздушно-инженерная школа CanSat в России" [2].</text:span></text:p>
            </text:list-item>
          </text:list>
        </text:list-item>
      </text:list>
      <text:p text:style-name="P31"><text:span text:style-name="T58"><text:tab/></text:span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№</text:p>
          </table:table-cell>
          <table:table-cell table:style-name="Table3.A1" office:value-type="string">
            <text:p text:style-name="P23">Наименования этапа</text:p>
          </table:table-cell>
          <table:table-cell table:style-name="Table3.C1" office:value-type="string">
            <text:p text:style-name="P23">Срок окончания</text:p>
          </table:table-cell>
        </table:table-row>
        <table:table-row>
          <table:table-cell table:style-name="Table3.A2" office:value-type="string">
            <text:p text:style-name="P23">1</text:p>
          </table:table-cell>
          <table:table-cell table:style-name="Table3.A2" office:value-type="string">
            <text:p text:style-name="P23">Разработка эскизного проекта</text:p>
          </table:table-cell>
          <table:table-cell table:style-name="Table3.C2" office:value-type="string">
            <text:p text:style-name="P23">Январь 2019</text:p>
          </table:table-cell>
        </table:table-row>
        <table:table-row>
          <table:table-cell table:style-name="Table3.A2" office:value-type="string">
            <text:p text:style-name="P23">2</text:p>
          </table:table-cell>
          <table:table-cell table:style-name="Table3.A2" office:value-type="string">
            <text:p text:style-name="P23">Разработка рабочего проекта</text:p>
          </table:table-cell>
          <table:table-cell table:style-name="Table3.C2" office:value-type="string">
            <text:p text:style-name="P23">Март 2019</text:p>
          </table:table-cell>
        </table:table-row>
        <table:table-row>
          <table:table-cell table:style-name="Table3.A2" office:value-type="string">
            <text:p text:style-name="P23">3</text:p>
          </table:table-cell>
          <table:table-cell table:style-name="Table3.A2" office:value-type="string">
            <text:p text:style-name="P23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6">Июнь 2019</text:p>
          </table:table-cell>
        </table:table-row>
      </table:table>
      <text:p text:style-name="GOST_20_Main_20_Body"/>
      <text:list xml:id="list3222848796473" text:continue-numbering="true" text:style-name="GOST_20_TR_20_main_20_body">
        <text:list-item>
          <text:h text:style-name="P79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60">Для закрытия этапа эскизного проектирования, требуется выполнение следующих требований:</text:p>
              <text:list>
                <text:list-item>
                  <text:p text:style-name="P61">Должна быть оформлена пояснительная записка;</text:p>
                </text:list-item>
                <text:list-item>
                  <text:p text:style-name="P62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63"><text:span text:style-name="T28">Должна быть разработана </text:span>принципиальн<text:span text:style-name="T28">ая </text:span>электрическ<text:span text:style-name="T26">ой </text:span>схема аппарата<text:span text:style-name="T25">;</text:span></text:p>
                </text:list-item>
                <text:list-item>
                  <text:p text:style-name="P64"><text:span text:style-name="T29">Должна быть создана </text:span>презентаци<text:span text:style-name="T29">я</text:span> для устного доклада <text:span text:style-name="T59">комиссии.</text:span></text:p>
                </text:list-item>
                <text:list-item>
                  <text:p text:style-name="P65">В пояснительной записке должны быть отражены следующие <text:span text:style-name="T24">позиции</text:span>:</text:p>
                </text:list-item>
              </text:list>
            </text:list-item>
          </text:list>
        </text:list-item>
      </text:list>
      <text:list xml:id="list3223627632970" text:continue-list="list322392442545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6">массовый расчёт;</text:p>
                    </text:list-item>
                    <text:list-item>
                      <text:p text:style-name="P66">расчёт энергобаланса;</text:p>
                    </text:list-item>
                    <text:list-item>
                      <text:p text:style-name="P66">расчёт стоимости<text:span text:style-name="T27"> комплектующих</text:span>;</text:p>
                    </text:list-item>
                    <text:list-item>
                      <text:p text:style-name="P66">прочностной расчёт конструкции (допустимо отсутствие);</text:p>
                    </text:list-item>
                    <text:list-item>
                      <text:p text:style-name="P66">тепловой расчёт (допустимо отсутствие)<text:span text:style-name="T24">;</text:span></text:p>
                    </text:list-item>
                    <text:list-item>
                      <text:p text:style-name="P67">описание протоколов инофрмационно-логического взаимодействия элементов системы<text:span text:style-name="T26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22559597346" text:continue-list="list3222848796473" text:style-name="GOST_20_TR_20_main_20_body">
        <text:list-item>
          <text:list>
            <text:list-item>
              <text:list>
                <text:list-item>
                  <text:p text:style-name="P68">Презентация должна включать:</text:p>
                </text:list-item>
              </text:list>
            </text:list-item>
          </text:list>
        </text:list-item>
      </text:list>
      <text:list xml:id="list3223836705497" text:continue-list="list322362763297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9">описание научной задачи;</text:p>
                    </text:list-item>
                    <text:list-item>
                      <text:p text:style-name="P69">описание технической задачи;</text:p>
                    </text:list-item>
                    <text:list-item>
                      <text:p text:style-name="P69">план график;</text:p>
                    </text:list-item>
                    <text:list-item>
                      <text:p text:style-name="P69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3223999059764" text:continue-list="list3222559597346" text:style-name="GOST_20_TR_20_main_20_body">
        <text:list-item>
          <text:list>
            <text:list-item>
              <text:p text:style-name="P70">Для закрытия этапа рабочего проекта должны быть выполнены следующие требования:</text:p>
              <text:list>
                <text:list-item>
                  <text:p text:style-name="P71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3223397051856" text:continue-list="list322383670549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2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72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3223472449380" text:continue-list="list3223999059764" text:style-name="GOST_20_TR_20_main_20_body">
        <text:list-item>
          <text:list>
            <text:list-item>
              <text:list>
                <text:list-item>
                  <text:p text:style-name="P71"><text:soft-page-break/>Должна быть выпущена альфа версия программного обеспечения<text:span text:style-name="T31"> всех составных частей</text:span> системы.</text:p>
                </text:list-item>
                <text:list-item>
                  <text:p text:style-name="P71">Должны быть проведены <text:span text:style-name="T30">автономные </text:span>испытания элементов <text:span text:style-name="T30">разрабатываемой </text:span>системы.</text:p>
                </text:list-item>
              </text:list>
            </text:list-item>
            <text:list-item>
              <text:p text:style-name="P73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81" text:outline-level="1"><text:bookmark-start text:name="__RefHeading___Toc2485_4294578340"/>Непредоставляемые требования.<text:bookmark-end text:name="__RefHeading___Toc2485_4294578340"/></text:h>
          <text:list>
            <text:list-item>
              <text:p text:style-name="P40">Технико-экономические требования<text:span text:style-name="T51">.</text:span></text:p>
            </text:list-item>
            <text:list-item>
              <text:p text:style-name="P40">Требования к каталогизации.</text:p>
            </text:list-item>
            <text:list-item>
              <text:p text:style-name="P40">Требования к сырью, материалам и КИМП<text:span text:style-name="T35">.</text:span></text:p>
            </text:list-item>
            <text:list-item>
              <text:p text:style-name="P40">Специальные требования.</text:p>
            </text:list-item>
          </text:list>
        </text:list-item>
      </text:list>
      <text:p text:style-name="GOST_20_Main_20_Body"/>
      <text:list xml:id="list3223862552156" text:continue-numbering="true" text:style-name="GOST_20_TR_20_main_20_body">
        <text:list-item>
          <text:h text:style-name="P78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3224464592461" text:continue-list="list3223397051856" text:style-name="GOST_20_TR_20_bullets">
        <text:list-item>
          <text:list>
            <text:list-item>
              <text:list>
                <text:list-item>
                  <text:p text:style-name="P36">ГОСТ Р 55996- 2014</text:p>
                </text:list-item>
                <text:list-item>
                  <text:p text:style-name="P37">Положения конкурса воздушно инженерная школа CanSat в России 2018-2019 от <text:span text:style-name="T32">7.11.2018.</text:span></text:p>
                </text:list-item>
              </text:list>
            </text:list-item>
          </text:list>
        </text:list-item>
      </text:list>
      <text:p text:style-name="P18"/>
      <text:list xml:id="list3223611542501" text:continue-list="list3223862552156" text:style-name="GOST_20_TR_20_main_20_body">
        <text:list-item>
          <text:h text:style-name="P79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3223293022645" text:continue-list="list3224464592461" text:style-name="GOST_20_TR_20_bullets">
        <text:list-item>
          <text:list>
            <text:list-item>
              <text:list>
                <text:list-item>
                  <text:p text:style-name="P38">НИП - наземный измерительный пункт<text:span text:style-name="T34">;</text:span></text:p>
                </text:list-item>
                <text:list-item>
                  <text:p text:style-name="P39">ОКР - опытно конструкторская работа;</text:p>
                </text:list-item>
                <text:list-item>
                  <text:p text:style-name="P39">СЧ - структурная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5">Со стороны исполнителей</text:p>
          </table:table-cell>
          <table:table-cell table:style-name="Table2.A1" office:value-type="string">
            <text:p text:style-name="P25">Со стороны заказчика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должность, головной исполнитель ОКР</text:p>
          </table:table-cell>
          <table:table-cell table:style-name="Table2.A1" office:value-type="string">
            <text:p text:style-name="P17">______________________________________</text:p>
            <text:p text:style-name="P28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подпись, инициалы, фамилия</text:p>
          </table:table-cell>
          <table:table-cell table:style-name="Table2.A1" office:value-type="string">
            <text:p text:style-name="P10">_________________________________</text:p>
            <text:p text:style-name="P27">подпись, инициалы, фамилия</text:p>
          </table:table-cell>
        </table:table-row>
        <table:table-row>
          <table:table-cell table:style-name="Table2.A1" office:value-type="string">
            <text:p text:style-name="P13">«___»____________________ 20___г.</text:p>
          </table:table-cell>
          <table:table-cell table:style-name="Table2.A1" office:value-type="string">
            <text:p text:style-name="P13">«___»____________________ 20___г.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должность, головной исполнитель ОКР</text:p>
          </table:table-cell>
          <table:table-cell table:style-name="Table2.A1" office:value-type="string">
            <text:p text:style-name="P17">______________________________________</text:p>
            <text:p text:style-name="P28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подпись, инициалы, фамилия</text:p>
          </table:table-cell>
          <table:table-cell table:style-name="Table2.A1" office:value-type="string">
            <text:p text:style-name="P10">_________________________________</text:p>
            <text:p text:style-name="P27">подпись, инициалы, фамилия</text:p>
          </table:table-cell>
        </table:table-row>
        <table:table-row>
          <table:table-cell table:style-name="Table2.A1" office:value-type="string">
            <text:p text:style-name="P13">«___»____________________ 20___г.</text:p>
          </table:table-cell>
          <table:table-cell table:style-name="Table2.A1" office:value-type="string">
            <text:p text:style-name="P13">«___»____________________ 20___г.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должность, головной исполнитель ОКР</text:p>
          </table:table-cell>
          <table:table-cell table:style-name="Table2.A1" office:value-type="string">
            <text:p text:style-name="P17">______________________________________</text:p>
            <text:p text:style-name="P28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подпись, инициалы, фамилия</text:p>
          </table:table-cell>
          <table:table-cell table:style-name="Table2.A1" office:value-type="string">
            <text:p text:style-name="P10">_________________________________</text:p>
            <text:p text:style-name="P27">подпись, инициалы, фамилия</text:p>
          </table:table-cell>
        </table:table-row>
        <table:table-row>
          <table:table-cell table:style-name="Table2.A1" office:value-type="string">
            <text:p text:style-name="P13">«___»____________________ 20___г.</text:p>
          </table:table-cell>
          <table:table-cell table:style-name="Table2.A1" office:value-type="string">
            <text:p text:style-name="P13">«___»____________________ 20___г.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должность, головной исполнитель ОКР</text:p>
          </table:table-cell>
          <table:table-cell table:style-name="Table2.A1" office:value-type="string">
            <text:p text:style-name="P17">______________________________________</text:p>
            <text:p text:style-name="P28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подпись, инициалы, фамилия</text:p>
          </table:table-cell>
          <table:table-cell table:style-name="Table2.A1" office:value-type="string">
            <text:p text:style-name="P10">_________________________________</text:p>
            <text:p text:style-name="P27">подпись, инициалы, фамилия</text:p>
          </table:table-cell>
        </table:table-row>
        <table:table-row>
          <table:table-cell table:style-name="Table2.A1" office:value-type="string">
            <text:p text:style-name="P13">«___»____________________ 20___г.</text:p>
          </table:table-cell>
          <table:table-cell table:style-name="Table2.A1" office:value-type="string">
            <text:p text:style-name="P13">«___»____________________ 20___г.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9T00:32:22.179798751</dc:date>
    <dc:creator>Василий  </dc:creator>
    <meta:editing-duration>PT16H40M10S</meta:editing-duration>
    <meta:editing-cycles>183</meta:editing-cycles>
    <meta:generator>LibreOffice/6.0.7.3.0$Linux_X86_64 LibreOffice_project/00m0$Build-3</meta:generator>
    <meta:document-statistic meta:table-count="4" meta:image-count="0" meta:object-count="0" meta:page-count="18" meta:paragraph-count="208" meta:word-count="1232" meta:character-count="10723" meta:non-whitespace-character-count="9608"/>
  </office:meta>
</office:document-meta>
</file>